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ea9b3"/>
    </style:style>
    <style:style style:name="P2" style:family="paragraph" style:parent-style-name="Standard">
      <style:paragraph-properties fo:text-align="justify" style:justify-single-word="false"/>
      <style:text-properties officeooo:paragraph-rsid="004fa2ce"/>
    </style:style>
    <style:style style:name="P3" style:family="paragraph" style:parent-style-name="Standard">
      <style:paragraph-properties fo:text-align="justify" style:justify-single-word="false"/>
      <style:text-properties officeooo:paragraph-rsid="00544ac5"/>
    </style:style>
    <style:style style:name="P4" style:family="paragraph" style:parent-style-name="Standard">
      <style:paragraph-properties fo:text-align="center" style:justify-single-word="false"/>
      <style:text-properties fo:font-size="12pt" fo:font-weight="bold" officeooo:rsid="0015a16e" officeooo:paragraph-rsid="0015a16e"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3b4332" officeooo:paragraph-rsid="003b4332"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3b4332" officeooo:paragraph-rsid="0043b94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31a8f2" officeooo:paragraph-rsid="0031a8f2" style:font-size-asian="12pt" style:font-weight-asian="bold" style:font-size-complex="12pt" style:font-weight-complex="bold"/>
    </style:style>
    <style:style style:name="P8" style:family="paragraph" style:parent-style-name="Standard">
      <style:text-properties fo:font-size="12pt" officeooo:rsid="0015a16e" officeooo:paragraph-rsid="0015a16e" style:font-size-asian="12pt" style:font-size-complex="12pt"/>
    </style:style>
    <style:style style:name="P9" style:family="paragraph" style:parent-style-name="Standard">
      <style:paragraph-properties fo:text-align="justify" style:justify-single-word="false"/>
      <style:text-properties fo:font-size="12pt" officeooo:rsid="0015a16e" officeooo:paragraph-rsid="00197117" style:font-size-asian="12pt" style:font-size-complex="12pt"/>
    </style:style>
    <style:style style:name="P10" style:family="paragraph" style:parent-style-name="Standard">
      <style:paragraph-properties fo:text-align="justify" style:justify-single-word="false"/>
      <style:text-properties fo:font-size="12pt" officeooo:rsid="00165556" officeooo:paragraph-rsid="0019ece4" style:font-size-asian="12pt" style:font-size-complex="12pt"/>
    </style:style>
    <style:style style:name="P11" style:family="paragraph" style:parent-style-name="Standard">
      <style:paragraph-properties fo:text-align="justify" style:justify-single-word="false"/>
      <style:text-properties fo:font-size="12pt" officeooo:rsid="00165556" officeooo:paragraph-rsid="00165556" style:font-size-asian="12pt" style:font-size-complex="12pt"/>
    </style:style>
    <style:style style:name="P12" style:family="paragraph" style:parent-style-name="Standard">
      <style:paragraph-properties fo:text-align="justify" style:justify-single-word="false"/>
      <style:text-properties fo:font-size="12pt" officeooo:rsid="00165556" officeooo:paragraph-rsid="004fa2ce" style:font-size-asian="12pt" style:font-size-complex="12pt"/>
    </style:style>
    <style:style style:name="P13" style:family="paragraph" style:parent-style-name="Standard">
      <style:paragraph-properties fo:text-align="justify" style:justify-single-word="false"/>
      <style:text-properties fo:font-size="12pt" officeooo:paragraph-rsid="002273b1" style:font-size-asian="12pt" style:font-size-complex="12pt"/>
    </style:style>
    <style:style style:name="P14" style:family="paragraph" style:parent-style-name="Standard">
      <style:paragraph-properties fo:text-align="justify" style:justify-single-word="false"/>
      <style:text-properties fo:font-size="12pt" officeooo:paragraph-rsid="00263c73" style:font-size-asian="12pt" style:font-size-complex="12pt"/>
    </style:style>
    <style:style style:name="P15" style:family="paragraph" style:parent-style-name="Standard">
      <style:paragraph-properties fo:text-align="justify" style:justify-single-word="false"/>
      <style:text-properties fo:font-size="12pt" officeooo:paragraph-rsid="0040374a" style:font-size-asian="12pt" style:font-size-complex="12pt"/>
    </style:style>
    <style:style style:name="P16" style:family="paragraph" style:parent-style-name="Standard">
      <style:paragraph-properties fo:text-align="justify" style:justify-single-word="false"/>
      <style:text-properties fo:font-size="12pt" officeooo:rsid="00288c52" officeooo:paragraph-rsid="002b5edb" style:font-size-asian="12pt" style:font-size-complex="12pt"/>
    </style:style>
    <style:style style:name="P17" style:family="paragraph" style:parent-style-name="Standard">
      <style:paragraph-properties fo:text-align="justify" style:justify-single-word="false"/>
      <style:text-properties fo:font-size="12pt" officeooo:rsid="0031a8f2" officeooo:paragraph-rsid="0031a8f2" style:font-size-asian="12pt" style:font-size-complex="12pt"/>
    </style:style>
    <style:style style:name="P18" style:family="paragraph" style:parent-style-name="Standard">
      <style:paragraph-properties fo:text-align="justify" style:justify-single-word="false"/>
      <style:text-properties fo:font-size="12pt" officeooo:rsid="004217b0" officeooo:paragraph-rsid="004217b0" style:font-size-asian="12pt" style:font-size-complex="12pt"/>
    </style:style>
    <style:style style:name="P19" style:family="paragraph" style:parent-style-name="Standard">
      <style:paragraph-properties fo:text-align="justify" style:justify-single-word="false"/>
      <style:text-properties fo:font-size="12pt" officeooo:rsid="004217b0" officeooo:paragraph-rsid="00544ac5" style:font-size-asian="12pt" style:font-size-complex="12pt"/>
    </style:style>
    <style:style style:name="P20" style:family="paragraph" style:parent-style-name="Standard">
      <style:text-properties fo:font-size="12pt" officeooo:rsid="00346a4b" officeooo:paragraph-rsid="00346a4b" style:font-size-asian="12pt" style:font-size-complex="12pt"/>
    </style:style>
    <style:style style:name="P21" style:family="paragraph" style:parent-style-name="Standard">
      <style:text-properties fo:font-size="12pt" officeooo:rsid="00546f92" officeooo:paragraph-rsid="00546f92" style:font-size-asian="12pt" style:font-size-complex="12pt"/>
    </style:style>
    <style:style style:name="P22" style:family="paragraph" style:parent-style-name="Standard">
      <style:paragraph-properties fo:text-align="justify" style:justify-single-word="false"/>
      <style:text-properties fo:font-size="12pt" fo:font-weight="normal" officeooo:rsid="003b4332" officeooo:paragraph-rsid="003b433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b4332" officeooo:paragraph-rsid="0043b94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3ce1e7" officeooo:paragraph-rsid="003ce1e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453fb3" officeooo:paragraph-rsid="00453fb3"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453fb3" officeooo:paragraph-rsid="0048a97f"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48a97f" officeooo:paragraph-rsid="0048a97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4b634a" officeooo:paragraph-rsid="004d8212"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style="italic" officeooo:rsid="001f0470" officeooo:paragraph-rsid="00219bb8" style:font-size-asian="12pt" style:font-style-asian="italic" style:font-size-complex="12pt" style:font-style-complex="italic"/>
    </style:style>
    <style:style style:name="P30" style:family="paragraph" style:parent-style-name="Text_20_body">
      <style:paragraph-properties fo:text-align="justify" style:justify-single-word="false"/>
      <style:text-properties officeooo:paragraph-rsid="0032aad5"/>
    </style:style>
    <style:style style:name="P31" style:family="paragraph" style:parent-style-name="Heading_20_2">
      <style:paragraph-properties fo:text-align="justify" style:justify-single-word="false"/>
      <style:text-properties officeooo:paragraph-rsid="0032aad5"/>
    </style:style>
    <style:style style:name="P32" style:family="paragraph" style:parent-style-name="Heading_20_2">
      <style:paragraph-properties fo:text-align="justify" style:justify-single-word="false"/>
      <style:text-properties fo:font-size="12pt" fo:font-style="normal" officeooo:rsid="002b5edb" officeooo:paragraph-rsid="002ea9b3" style:font-size-asian="12pt" style:font-style-asian="normal" style:font-size-complex="12pt" style:font-style-complex="normal"/>
    </style:style>
    <style:style style:name="P33" style:family="paragraph" style:parent-style-name="Standard">
      <style:text-properties fo:font-size="12pt" fo:font-style="italic" officeooo:rsid="00546f92" officeooo:paragraph-rsid="00546f92" style:font-size-asian="12pt" style:font-style-asian="normal" style:font-size-complex="12pt" style:font-style-complex="normal"/>
    </style:style>
    <style:style style:name="T1" style:family="text">
      <style:text-properties officeooo:rsid="00165556"/>
    </style:style>
    <style:style style:name="T2" style:family="text">
      <style:text-properties fo:font-style="italic" style:font-style-asian="italic" style:font-style-complex="italic"/>
    </style:style>
    <style:style style:name="T3" style:family="text">
      <style:text-properties fo:font-style="italic" officeooo:rsid="001f0470" style:font-style-asian="italic" style:font-style-complex="italic"/>
    </style:style>
    <style:style style:name="T4" style:family="text">
      <style:text-properties fo:font-style="italic" officeooo:rsid="00274088" style:font-style-asian="italic" style:font-style-complex="italic"/>
    </style:style>
    <style:style style:name="T5" style:family="text">
      <style:text-properties fo:font-style="italic" officeooo:rsid="00371a9d"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normal" style:font-style-complex="normal"/>
    </style:style>
    <style:style style:name="T8" style:family="text">
      <style:text-properties fo:font-style="italic" officeooo:rsid="002b5edb" style:font-style-asian="normal" style:font-style-complex="normal"/>
    </style:style>
    <style:style style:name="T9" style:family="text">
      <style:text-properties fo:font-style="normal" officeooo:rsid="00243e92" style:font-style-asian="normal" style:font-style-complex="normal"/>
    </style:style>
    <style:style style:name="T10" style:family="text">
      <style:text-properties fo:font-style="normal" officeooo:rsid="0025c266" style:font-style-asian="normal" style:font-style-complex="normal"/>
    </style:style>
    <style:style style:name="T11" style:family="text">
      <style:text-properties fo:font-style="normal" officeooo:rsid="00263c73" style:font-style-asian="normal" style:font-style-complex="normal"/>
    </style:style>
    <style:style style:name="T12" style:family="text">
      <style:text-properties fo:font-style="normal" officeooo:rsid="0029997b" style:font-style-asian="normal" style:font-style-complex="normal"/>
    </style:style>
    <style:style style:name="T13" style:family="text">
      <style:text-properties fo:font-style="normal" officeooo:rsid="002b5edb" style:font-style-asian="normal" style:font-style-complex="normal"/>
    </style:style>
    <style:style style:name="T14" style:family="text">
      <style:text-properties fo:font-style="normal" officeooo:rsid="002df1aa" style:font-style-asian="normal" style:font-style-complex="normal"/>
    </style:style>
    <style:style style:name="T15" style:family="text">
      <style:text-properties fo:font-style="normal" officeooo:rsid="002feedb" style:font-style-asian="normal" style:font-style-complex="normal"/>
    </style:style>
    <style:style style:name="T16" style:family="text">
      <style:text-properties fo:font-style="normal" officeooo:rsid="0031a8f2" style:font-style-asian="normal" style:font-style-complex="normal"/>
    </style:style>
    <style:style style:name="T17" style:family="text">
      <style:text-properties fo:font-style="normal" officeooo:rsid="00325f87" style:font-style-asian="normal" style:font-style-complex="normal"/>
    </style:style>
    <style:style style:name="T18" style:family="text">
      <style:text-properties fo:font-style="normal" officeooo:rsid="00371a9d" style:font-style-asian="normal" style:font-style-complex="normal"/>
    </style:style>
    <style:style style:name="T19" style:family="text">
      <style:text-properties fo:font-style="normal" officeooo:rsid="00288c52" style:font-style-asian="normal" style:font-style-complex="normal"/>
    </style:style>
    <style:style style:name="T20" style:family="text">
      <style:text-properties officeooo:rsid="001d929b"/>
    </style:style>
    <style:style style:name="T21" style:family="text">
      <style:text-properties officeooo:rsid="001f0470"/>
    </style:style>
    <style:style style:name="T22" style:family="text">
      <style:text-properties officeooo:rsid="00263c73"/>
    </style:style>
    <style:style style:name="T23" style:family="text">
      <style:text-properties fo:font-weight="normal" officeooo:rsid="0040374a" style:font-weight-asian="normal" style:font-weight-complex="normal"/>
    </style:style>
    <style:style style:name="T24" style:family="text">
      <style:text-properties fo:font-weight="normal" officeooo:rsid="00408408" style:font-weight-asian="normal" style:font-weight-complex="normal"/>
    </style:style>
    <style:style style:name="T25" style:family="text">
      <style:text-properties fo:font-weight="normal" officeooo:rsid="0051e1d9" style:font-weight-asian="normal" style:font-weight-complex="normal"/>
    </style:style>
    <style:style style:name="T26" style:family="text">
      <style:text-properties fo:font-size="12pt" fo:font-style="normal" officeooo:rsid="002b5edb" style:font-size-asian="12pt" style:font-style-asian="normal" style:font-size-complex="12pt" style:font-style-complex="normal"/>
    </style:style>
    <style:style style:name="T27" style:family="text">
      <style:text-properties fo:font-size="12pt" fo:font-style="normal" officeooo:rsid="002feedb" style:font-size-asian="12pt" style:font-style-asian="normal" style:font-size-complex="12pt" style:font-style-complex="normal"/>
    </style:style>
    <style:style style:name="T28" style:family="text">
      <style:text-properties fo:font-size="12pt" fo:font-style="normal" officeooo:rsid="0031a8f2" style:font-size-asian="12pt" style:font-style-asian="normal" style:font-size-complex="12pt" style:font-style-complex="normal"/>
    </style:style>
    <style:style style:name="T29" style:family="text">
      <style:text-properties fo:font-size="12pt" fo:font-style="normal" officeooo:rsid="0032aad5" style:font-size-asian="12pt" style:font-style-asian="normal" style:font-size-complex="12pt" style:font-style-complex="normal"/>
    </style:style>
    <style:style style:name="T30" style:family="text">
      <style:text-properties fo:font-size="12pt" fo:font-style="normal" officeooo:rsid="00342911" style:font-size-asian="12pt" style:font-style-asian="normal" style:font-size-complex="12pt" style:font-style-complex="normal"/>
    </style:style>
    <style:style style:name="T31" style:family="text">
      <style:text-properties fo:font-size="12pt" fo:font-style="normal" officeooo:rsid="00346a4b" style:font-size-asian="12pt" style:font-style-asian="normal" style:font-size-complex="12pt" style:font-style-complex="normal"/>
    </style:style>
    <style:style style:name="T32" style:family="text">
      <style:text-properties fo:font-size="12pt" fo:font-style="normal" officeooo:rsid="003612f4" style:font-size-asian="12pt" style:font-style-asian="normal" style:font-size-complex="12pt" style:font-style-complex="normal"/>
    </style:style>
    <style:style style:name="T33" style:family="text">
      <style:text-properties fo:font-size="12pt" fo:font-style="normal" officeooo:rsid="0038341c"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ize="12pt" officeooo:rsid="0019ece4" style:font-size-asian="12pt" style:font-size-complex="12pt"/>
    </style:style>
    <style:style style:name="T36" style:family="text">
      <style:text-properties fo:font-size="12pt" officeooo:rsid="00165556" style:font-size-asian="12pt" style:font-size-complex="12pt"/>
    </style:style>
    <style:style style:name="T37" style:family="text">
      <style:text-properties fo:font-size="12pt" officeooo:rsid="004fa2ce" style:font-size-asian="12pt" style:font-size-complex="12pt"/>
    </style:style>
    <style:style style:name="T38" style:family="text">
      <style:text-properties fo:font-size="12pt" officeooo:rsid="004fb5b0" style:font-size-asian="12pt" style:font-size-complex="12pt"/>
    </style:style>
    <style:style style:name="T39" style:family="text">
      <style:text-properties fo:font-size="12pt" fo:font-style="italic" officeooo:rsid="0019ece4" style:font-size-asian="12pt" style:font-style-asian="italic" style:font-size-complex="12pt" style:font-style-complex="italic"/>
    </style:style>
    <style:style style:name="T40" style:family="text">
      <style:text-properties officeooo:rsid="003d8c99"/>
    </style:style>
    <style:style style:name="T41" style:family="text">
      <style:text-properties officeooo:rsid="00408408"/>
    </style:style>
    <style:style style:name="T42" style:family="text">
      <style:text-properties officeooo:rsid="0042e048"/>
    </style:style>
    <style:style style:name="T43" style:family="text">
      <style:text-properties officeooo:rsid="0043b948"/>
    </style:style>
    <style:style style:name="T44" style:family="text">
      <style:text-properties officeooo:rsid="00453fb3"/>
    </style:style>
    <style:style style:name="T45" style:family="text">
      <style:text-properties officeooo:rsid="0048a97f"/>
    </style:style>
    <style:style style:name="T46" style:family="text">
      <style:text-properties officeooo:rsid="004bffb0"/>
    </style:style>
    <style:style style:name="T47" style:family="text">
      <style:text-properties officeooo:rsid="004cef36"/>
    </style:style>
    <style:style style:name="T48" style:family="text">
      <style:text-properties officeooo:rsid="004d8212"/>
    </style:style>
    <style:style style:name="T49" style:family="text">
      <style:text-properties officeooo:rsid="0051e1d9"/>
    </style:style>
    <style:style style:name="T50" style:family="text">
      <style:text-properties officeooo:rsid="00537583"/>
    </style:style>
    <style:style style:name="T51" style:family="text">
      <style:text-properties officeooo:rsid="00544ac5"/>
    </style:style>
    <style:style style:name="T52" style:family="text">
      <style:text-properties officeooo:rsid="00546f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y wait for a pandemic?</text:p>
      <text:p text:style-name="P8"/>
      <text:p text:style-name="P9">Many countries are witnessing bluer, clearer skies than ever. Rivers are clean, air is fresh, carbon dioxide emissions have gone down <text:span text:style-name="T1">and a</text:span>t the root of all of this, is a global pandemic. <text:span text:style-name="T1">With the novel coronavirus forcing everyone to stay indoors, drive less and use resources more responsibly, the planet has received a much needed break from pollution.</text:span></text:p>
      <text:p text:style-name="P12"/>
      <text:p text:style-name="P2"><text:span text:style-name="T37">I</text:span><text:span text:style-name="T36">t is, </text:span><text:span text:style-name="T37">however, </text:span><text:span text:style-name="T36">highly unfortunate that </text:span><text:span text:style-name="T37">we </text:span><text:span text:style-name="T36">had to wait for a global pandemic </text:span><text:span text:style-name="T37">to be able to experience nature in its clean</text:span><text:span text:style-name="T38">sed</text:span><text:span text:style-name="T37"> form. </text:span><text:span text:style-name="T35">There definitely is a quantifiable effect but at the same time, it must be kept in mind that this isn’t permanent. <text:s/>As we recover from the pandemic, and business goes back to normal, we will be back </text:span><text:span text:style-name="T38">to</text:span><text:span text:style-name="T35"> ground zero and the planet will again be shrouded in dense pollution. </text:span><text:span text:style-name="T34">“We’re not solving climate change by having a global pandemic,” </text:span><text:span text:style-name="T35">said</text:span><text:span text:style-name="T34"> Joseph Majkut, the director of climate policy at the Niskanen Center, in Washington, D.C </text:span><text:span text:style-name="T35">to </text:span><text:a xlink:type="simple" xlink:href="https://www.theatlantic.com/science/archive/2020/04/coronavirus-pandemic-earth-pollution-noise/609316/" text:style-name="Internet_20_link" text:visited-style-name="Visited_20_Internet_20_Link"><text:span text:style-name="T39">The Atlantic</text:span></text:a><text:span text:style-name="T39">. </text:span></text:p>
      <text:p text:style-name="P10"/>
      <text:p text:style-name="P13"><text:span text:style-name="T20">What then is the alternative? Can humankind adapt to living on a planet where destruction from climate change is imminent? The good news is that we, as scientists, have developed a technology which </text:span>Gwyneth Cravens, <text:span text:style-name="T21">an American novelist and journalist</text:span><text:span text:style-name="T2"> </text:span><text:span text:style-name="T21">says, is the ‘</text:span><text:span text:style-name="T3">Power to Save the World’. </text:span></text:p>
      <text:p text:style-name="P29"/>
      <text:p text:style-name="P14"><text:span text:style-name="T9">For those who haven’t guessed, the answer lies in the </text:span><text:span text:style-name="T11">book, </text:span><text:span text:style-name="T6">Power to Save the World:</text:span><text:span text:style-name="T2"> The Truth About Nuclear Energ</text:span><text:span text:style-name="T4">y</text:span><text:span text:style-name="T22">. </text:span><text:span text:style-name="T9">Adoption of nuclear energy is imperative for us to </text:span><text:span text:style-name="T10">be able to</text:span><text:span text:style-name="T9"> walk on the road leading to a clean and green environment. T</text:span><text:span text:style-name="T19">he science, the statistics and the logic </text:span><text:span text:style-name="T12">cannot be ignored. </text:span><text:span text:style-name="T13">As we build more nuclear power plants and </text:span><text:span text:style-name="T14">embrace </text:span><text:span text:style-name="T13">a positive attitude towards this environment friendly source of energy, here is how the world can change:</text:span></text:p>
      <text:h text:style-name="P32" text:outline-level="2">Nuclear reactors do not produce direct carbon dioxide emissions</text:h>
      <text:p text:style-name="P1"><text:span text:style-name="T27">T</text:span><text:span text:style-name="T26">he burning of uranium </text:span><text:span text:style-name="T27">in nuclear power plants</text:span><text:span text:style-name="T26"> produces no carbon dioxide or any other green house gases. The only carbon dioxide that it releases is during the uranium mining </text:span><text:span text:style-name="T27">and construction/decommissioning phases. </text:span><text:span text:style-name="T28">This amount is </text:span><text:span text:style-name="T29">only</text:span><text:span text:style-name="T15"> about 4 to 5 percent </text:span><text:span text:style-name="T16">of that from </text:span><text:span text:style-name="T15">a natural gas-fired power plant </text:span><text:span text:style-name="T16">[1]</text:span><text:span text:style-name="T15">. </text:span><text:span text:style-name="T17">A switch from fossil fuel powered plant to nuclear powered plant can therefore be radically decarbonizing. </text:span></text:p>
      <text:h text:style-name="P31" text:outline-level="2"><text:span text:style-name="T26">Nuclear power</text:span><text:span text:style-name="T29"> release</text:span><text:span text:style-name="T30">s</text:span><text:span text:style-name="T29"> less radiation than any other major energy source</text:span></text:h>
      <text:p text:style-name="P30"><text:span text:style-name="T26">Coal has radioactive uranium and thorium in trace amounts. When coal is burned into fly ash, uranium and thorium are concentrated at up to 10 times their original levels and leach into the soil and water surrounding a coal plant. In fact, fly ash carries about 100 times more radiation in the surrounding environment than a nuclear power plant producing the same amount of energy </text:span><text:span text:style-name="T31">[2]</text:span><text:span text:style-name="T26">. </text:span><text:span text:style-name="T33">W</text:span><text:span text:style-name="T32">ith the entire world burning so much </text:span><text:span text:style-name="T26">coal </text:span><text:span text:style-name="T32">every day, coal</text:span><text:span text:style-name="T26"> </text:span><text:span text:style-name="T32">has become </text:span><text:span text:style-name="T26">the major source of radioactive releases into the environment. </text:span></text:p>
      <text:p text:style-name="P16"><text:span text:style-name="T5">Fun fact: </text:span><text:span text:style-name="T13">In the early 1950s, when the U.S. Atomic Energy Commission believed high-grade uranium ores to be in short supply domestically, </text:span><text:a xlink:type="simple" xlink:href="https://books.google.com/books?id=_94YOMPK1ywC&amp;pg=PR12&amp;lpg=PR12&amp;dq=1950s+US+atomic+energy+commission+uranium+coal+nuclear+weapons&amp;source=bl&amp;ots=hTLn3y1yO2&amp;sig=uT1yTfacHobs7a7x05VVIULZEso&amp;hl=en&amp;sa=X&amp;ved=0ahUKEwia1O3KoabcAhXwmuAKHYwzAOkQ6AEIwAEwEA#v=onepage&amp;q=1950s%20US%20atomic%20energy%20commission%20uranium%20coal%20nuclear%20weapons&amp;f=false" text:style-name="Internet_20_link" text:visited-style-name="Visited_20_Internet_20_Link"><text:span text:style-name="T13">it considered</text:span></text:a><text:span text:style-name="T13"> extracting uranium for nuclear weapons from the abundant U.S. supply of fly ash from coal burning </text:span><text:span text:style-name="T18">[1].</text:span></text:p>
      <text:p text:style-name="P11"/>
      <text:p text:style-name="P5">Accidents at Nuclear power plants aren’t as dangerous as they may seem</text:p>
      <text:p text:style-name="P22"/>
      <text:p text:style-name="P24">Various independent studies (government and private) post the Chernobyl, Three Mile Island and Fukushima nuclear accidents have claimed that <text:span text:style-name="T40">the actual statistics are very different from what </text:span><text:soft-page-break/><text:span text:style-name="T40">rampant media reports have suggested. Even the worst nuclear power plant accident is less destructive than other major industrial accidents like those at chemical factories and natural-gas plants. </text:span></text:p>
      <text:p text:style-name="P15"><text:span text:style-name="T23">To put this into context, </text:span><text:span text:style-name="T24">we remind ourselves of </text:span><text:span text:style-name="T25">another industrial accident, </text:span><text:span text:style-name="T24">the Bhopal Gas Tragedy. This was a gas leak accident </text:span>that occurred <text:span text:style-name="T41">in 1</text:span>984 at the Union Carbide India Limited (UCIL) pesticide plant in Bhopal, Madhya Pradesh. A cloud of <text:span text:style-name="T49">poisonous </text:span>gas<text:span text:style-name="T49">es</text:span> <text:span text:style-name="T49">wa</text:span>s accidentally released in the atmosphere <text:span text:style-name="T51">leading to </text:span>2,259 <text:span text:style-name="T50">direct deaths</text:span>.</text:p>
      <text:p text:style-name="P19"><text:span text:style-name="T52">Looking into the mortality rate within the energy sector, threatening numbers are seen. The global number of deaths per trillion kWh from c</text:span>oal-<text:span text:style-name="T51">powered</text:span> <text:span text:style-name="T51">plants is 100,000, 4,000 from natural-gas, 1,400 from hydroelectric power and 590 from renewables (solar and wind) [3].</text:span></text:p>
      <text:p text:style-name="P18"><text:span text:style-name="T51">On the other hand, the</text:span> Chernobyl accident led to 31 direct deaths of which 28 were fir<text:span text:style-name="T42">e-fighters. No direct deaths are linked to the Three Mile Island or the Fukushima nuclear accidents. People in Fukushima died due to the hasty evacuation procedure started by the Japanese Government. The number of deaths globally per trillion kWh from nuclear plants is 90 [3].</text:span></text:p>
      <text:p text:style-name="P3"><text:s/></text:p>
      <text:p text:style-name="P3"/>
      <text:p text:style-name="P6">Nuclear <text:span text:style-name="T43">waste disposal is not a technical problem, it is a political one</text:span></text:p>
      <text:p text:style-name="P23"/>
      <text:p text:style-name="P26">All of the used nuclear fuel generated in every nuclear plant in the past 50 years would fill a football field to a depth of less than 10 yards, 96% of this “waste” can be recycled <text:span text:style-name="T45">and the rest can be safely sent for permanent underground storage.</text:span></text:p>
      <text:p text:style-name="P26">The biggest blow to nuclear waste disposal in the United Sates came in 2009 when the Obama Government shut down a project to build a safe, deep storage facility at the Yucca Mountain in Nevada. </text:p>
      <text:p text:style-name="P27">Although the <text:span text:style-name="T44">U.S. National Academy of Sciences and the equivalent scientific advisory panels in every major country support geological disposal of such wastes, </text:span>public outcry concerns have always outweighed any and all scientific reasoning. </text:p>
      <text:p text:style-name="P26"/>
      <text:p text:style-name="P28">Nuclear power is not the only way to deal with <text:span text:style-name="T46">the worsening </text:span>climate <text:span text:style-name="T46">situation</text:span> but it definitely is an important <text:span text:style-name="T47">alternative that needs to be considered in all seriousness to </text:span>make a difference. <text:span text:style-name="T48">(there is) No time like the present (to act)! Let’s not wait for another pandemic for our children to be able to see the blue sky, breathe clean air and live a healthy life.</text:span></text:p>
      <text:p text:style-name="P25"/>
      <text:p text:style-name="P7">References:</text:p>
      <text:p text:style-name="P17"/>
      <text:p text:style-name="P17">[1] <text:a xlink:type="simple" xlink:href="https://e360.yale.edu/features/why-nuclear-power-must-be-part-of-the-energy-solution-environmentalists-climate" text:style-name="Internet_20_link" text:visited-style-name="Visited_20_Internet_20_Link">https://e360.yale.edu/features/why-nuclear-power-must-be-part-of-the-energy-solution-environmentalists-climate</text:a></text:p>
      <text:p text:style-name="P17"/>
      <text:p text:style-name="P20">[2] <text:a xlink:type="simple" xlink:href="http://www.scientificamerican.com/" text:style-name="Internet_20_link" text:visited-style-name="Visited_20_Internet_20_Link"><text:span text:style-name="T8">www.scientificamerican.com</text:span></text:a></text:p>
      <text:p text:style-name="P21"><text:span text:style-name="T8">[</text:span><text:span text:style-name="T7">3] </text:span><text:a xlink:type="simple" xlink:href="https://www.forbes.com/sites/jamesconca/2018/01/25/natural-gas-and-the-new-deathprint-for-energy/#efe10c45e197" text:style-name="Internet_20_link" text:visited-style-name="Visited_20_Internet_20_Link"><text:span text:style-name="T7">https://www.forbes.com/sites/jamesconca/2018/01/25/natural-gas-and-the-new-deathprint-for-energy/#efe10c45e197</text:span></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1:23:23.211969236</meta:creation-date>
    <dc:date>2020-05-31T23:15:21.706259999</dc:date>
    <meta:editing-duration>PT4H27M59S</meta:editing-duration>
    <meta:editing-cycles>62</meta:editing-cycles>
    <meta:generator>LibreOffice/6.0.7.3$Linux_X86_64 LibreOffice_project/00m0$Build-3</meta:generator>
    <meta:document-statistic meta:table-count="0" meta:image-count="0" meta:object-count="0" meta:page-count="2" meta:paragraph-count="25" meta:word-count="937" meta:character-count="5846" meta:non-whitespace-character-count="4924"/>
  </office:meta>
</office:document-meta>
</file>